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lp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81">
            <text:p>1,781</text:p>
          </table:table-cell>
          <table:table-cell>
            <draw:frame table:end-cell-address="Arkusz1.J36" table:end-x="1.762cm" table:end-y="0.132cm" draw:z-index="0" draw:style-name="gr1" svg:width="15.421cm" svg:height="14.607cm" svg:x="2.148cm" svg:y="0.371cm">
              <draw:object draw:notify-on-update-of-ranges="Arkusz1.A3:Arkusz1.A3 Arkusz1.A4:Arkusz1.A12 Arkusz1.B3:Arkusz1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93">
            <text:p>0,99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99">
            <text:p>0,8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72">
            <text:p>0,87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58">
            <text:p>0,85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77">
            <text:p>0,87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99">
            <text:p>0,8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84">
            <text:p>0,98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45">
            <text:p>0,9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015">
            <text:p>1,015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0">20.03.2012</text:date>, <text:time>08:57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ek Wieczorek</meta:initial-creator>
    <meta:creation-date>2012-03-20T08:53:23</meta:creation-date>
    <dc:date>2012-03-20T08:57:19</dc:date>
    <dc:creator>Jacek Wieczorek</dc:creator>
    <meta:editing-duration>PT00H04M02S</meta:editing-duration>
    <meta:editing-cycles>1</meta:editing-cycles>
    <meta:document-statistic meta:table-count="3" meta:cell-count="22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422cm" svg:height="14.608cm" xlink:href=".." chart:class="chart:line" chart:style-name="ch1">
        <chart:plot-area chart:style-name="ch2" table:cell-range-address="Arkusz1.A3:Arkusz1.B12" chart:data-source-has-labels="column" svg:x="0.308cm" svg:y="0.292cm" svg:width="14.806cm" svg:height="14.024cm">
          <chart:axis chart:dimension="x" chart:name="primary-x" chart:style-name="ch3">
            <chart:categories table:cell-range-address="Arkusz1.A4:Arkusz1.A12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Arkusz1.B3:Arkusz1.B12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 text:id="Arkusz1.A4:Arkusz1.A12">2</text:p>
              </table:table-cell>
              <table:table-cell office:value-type="float" office:value="1.781">
                <text:p text:id="Arkusz1.B3:Arkusz1.B12">1.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/>
              <table:table-cell office:value-type="float" office:value="1.015">
                <text:p>1.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